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236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772in"/>
    </style:style>
    <style:style style:name="co4" style:family="table-column">
      <style:table-column-properties fo:break-before="auto" style:column-width="1.3138in"/>
    </style:style>
    <style:style style:name="co5" style:family="table-column">
      <style:table-column-properties fo:break-before="auto" style:column-width="0.2307in"/>
    </style:style>
    <style:style style:name="co6" style:family="table-column">
      <style:table-column-properties fo:break-before="auto" style:column-width="4.7016in"/>
    </style:style>
    <style:style style:name="co7" style:family="table-column">
      <style:table-column-properties fo:break-before="auto" style:column-width="0.5626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0602in"/>
    </style:style>
    <style:style style:name="co10" style:family="table-column">
      <style:table-column-properties fo:break-before="auto" style:column-width="1.452in"/>
    </style:style>
    <style:style style:name="co11" style:family="table-column">
      <style:table-column-properties fo:break-before="auto" style:column-width="4.1154in"/>
    </style:style>
    <style:style style:name="co12" style:family="table-column">
      <style:table-column-properties fo:break-before="auto" style:column-width="1.9917in"/>
    </style:style>
    <style:style style:name="co13" style:family="table-column">
      <style:table-column-properties fo:break-before="auto" style:column-width="0.8756in"/>
    </style:style>
    <style:style style:name="co14" style:family="table-column">
      <style:table-column-properties fo:break-before="auto" style:column-width="2.5709in"/>
    </style:style>
    <style:style style:name="co15" style:family="table-column">
      <style:table-column-properties fo:break-before="auto" style:column-width="1.7402in"/>
    </style:style>
    <style:style style:name="co16" style:family="table-column">
      <style:table-column-properties fo:break-before="auto" style:column-width="1.6827in"/>
    </style:style>
    <style:style style:name="co17" style:family="table-column">
      <style:table-column-properties fo:break-before="auto" style:column-width="2.1209in"/>
    </style:style>
    <style:style style:name="co18" style:family="table-column">
      <style:table-column-properties fo:break-before="auto" style:column-width="1.3346in"/>
    </style:style>
    <style:style style:name="co19" style:family="table-column">
      <style:table-column-properties fo:break-before="auto" style:column-width="2.4189in"/>
    </style:style>
    <style:style style:name="co20" style:family="table-column">
      <style:table-column-properties fo:break-before="auto" style:column-width="1.3925in"/>
    </style:style>
    <style:style style:name="co21" style:family="table-column">
      <style:table-column-properties fo:break-before="auto" style:column-width="1.1965in"/>
    </style:style>
    <style:style style:name="co22" style:family="table-column">
      <style:table-column-properties fo:break-before="auto" style:column-width="1.96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17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60"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 style:data-style-name="N60"/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background-color="#ffff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2 node system." table:style-name="ta1" table:print="false">
        <table:shapes>
          <draw:frame draw:z-index="0" draw:style-name="gr1" svg:width="7.9398in" svg:height="2.7626in" svg:x="0.439in" svg:y="5.3102in">
            <draw:object draw:notify-on-update-of-ranges="'2 node system.'.A5:'2 node system.'.A10 '2 node system.'.B4:'2 node system.'.B4 '2 node system.'.B5:'2 node system.'.B10 '2 node system.'.C4:'2 node system.'.C4 '2 node system.'.C5:'2 node system.'.C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9461in" svg:height="2.763in" svg:x="0.4969in" svg:y="2.2602in">
            <draw:object draw:notify-on-update-of-ranges="'2 node system.'.A5:'2 node system.'.A9 '2 node system.'.B4:'2 node system.'.B4 '2 node system.'.B5:'2 node system.'.B9 '2 node system.'.C4:'2 node system.'.C4 '2 node system.'.C5:'2 node system.'.C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NodeRecord queries on small test system where the number of records returned was artificially inflated.</text:p>
          </table:table-cell>
          <table:table-cell table:style-name="ce2"/>
          <table:table-cell table:number-columns-repeated="5"/>
        </table:table-row>
        <table:table-row table:style-name="ro1">
          <table:table-cell/>
          <table:table-cell table:style-name="ce2"/>
          <table:table-cell table:number-columns-repeated="5"/>
        </table:table-row>
        <table:table-row table:style-name="ro1">
          <table:table-cell table:style-name="ce1" office:value-type="string" table:number-columns-spanned="4" table:number-rows-spanned="1">
            <text:p>Mellanox (QDR)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>
            <text:p>Num records</text:p>
          </table:table-cell>
          <table:table-cell table:style-name="ce3" office:value-type="string">
            <text:p>256 byte RMPP</text:p>
          </table:table-cell>
          <table:table-cell table:style-name="ce3" office:value-type="string">
            <text:p>RDMA</text:p>
          </table:table-cell>
          <table:table-cell table:style-name="ce3" office:value-type="string">
            <text:p>RDMA overhead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0376">
            <text:p>3.7600E-4</text:p>
          </table:table-cell>
          <table:table-cell office:value-type="float" office:value="0.160455">
            <text:p>1.6046E-1</text:p>
          </table:table-cell>
          <table:table-cell office:value-type="float" office:value="0.000924">
            <text:p>9.2400E-4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628">
            <text:p>6.2800E-4</text:p>
          </table:table-cell>
          <table:table-cell office:value-type="float" office:value="0.159385">
            <text:p>1.5939E-1</text:p>
          </table:table-cell>
          <table:table-cell office:value-type="float" office:value="0.000863">
            <text:p>8.6300E-4</text:p>
          </table:table-cell>
          <table:table-cell table:number-columns-repeated="3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4318">
            <text:p>4.3180E-3</text:p>
          </table:table-cell>
          <table:table-cell office:value-type="float" office:value="0.159705">
            <text:p>1.5971E-1</text:p>
          </table:table-cell>
          <table:table-cell office:value-type="float" office:value="0.001051">
            <text:p>1.0510E-3</text:p>
          </table:table-cell>
          <table:table-cell table:number-columns-repeated="3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0.041272">
            <text:p>4.1272E-2</text:p>
          </table:table-cell>
          <table:table-cell office:value-type="float" office:value="0.195063">
            <text:p>1.9506E-1</text:p>
          </table:table-cell>
          <table:table-cell office:value-type="float" office:value="0.035891">
            <text:p>3.5891E-2</text:p>
          </table:table-cell>
          <table:table-cell table:number-columns-repeated="3"/>
        </table:table-row>
        <table:table-row table:style-name="ro1">
          <table:table-cell office:value-type="float" office:value="80000">
            <text:p>80000</text:p>
          </table:table-cell>
          <table:table-cell office:value-type="float" office:value="0.403682">
            <text:p>4.0368E-1</text:p>
          </table:table-cell>
          <table:table-cell office:value-type="float" office:value="0.17">
            <text:p>1.7000E-1</text:p>
          </table:table-cell>
          <table:table-cell office:value-type="float" office:value="0.179456">
            <text:p>1.7946E-1</text:p>
          </table:table-cell>
          <table:table-cell table:number-columns-repeated="3"/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15.99">
            <text:p>1.5990E+1</text:p>
          </table:table-cell>
          <table:table-cell office:value-type="float" office:value="3.28">
            <text:p>3.2800E+0</text:p>
          </table:table-cell>
          <table:table-cell office:value-type="float" office:value="6.578">
            <text:p>6.5780E+0</text:p>
          </table:table-cell>
          <table:table-cell/>
          <table:table-cell office:value-type="string">
            <text:p>Note: At this point saquery starts to timeout with OFA default timeout value.</text:p>
          </table:table-cell>
          <table:table-cell/>
        </table:table-row>
        <table:table-row table:style-name="ro1" table:number-rows-repeated="6552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yperion testing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8" table:number-columns-repeated="3" table:default-cell-style-name="Default"/>
        <table:table-row table:style-name="ro1">
          <table:table-cell office:value-type="string">
            <text:p>Parrallel NodeRecord queries on Hyperion up to 426 nodes worked well with just a single RC QP in the SA</text:p>
          </table:table-cell>
          <table:table-cell table:number-columns-repeated="5"/>
        </table:table-row>
        <table:table-row table:style-name="ro1">
          <table:table-cell office:value-type="string">
            <text:p>Times are for a single client to get their data back.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5" office:value-type="string" table:number-columns-spanned="6" table:number-rows-spanned="1">
            <text:p>Query all NodeRecords</text:p>
          </table:table-cell>
          <table:covered-table-cell table:number-columns-repeated="5"/>
        </table:table-row>
        <table:table-row table:style-name="ro1">
          <table:table-cell table:style-name="ce5" office:value-type="string">
            <text:p>Num nodes</text:p>
          </table:table-cell>
          <table:table-cell table:style-name="ce5" office:value-type="string">
            <text:p>Num Records</text:p>
          </table:table-cell>
          <table:table-cell table:style-name="ce5" office:value-type="string">
            <text:p>256 byte RMPP</text:p>
          </table:table-cell>
          <table:table-cell table:style-name="ce5" office:value-type="string">
            <text:p>RMDA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455">
            <text:p>1455</text:p>
          </table:table-cell>
          <table:table-cell office:value-type="string">
            <text:p>0.08 sec</text:p>
          </table:table-cell>
          <table:table-cell office:value-type="string">
            <text:p>0.05 sec</text:p>
          </table:table-cell>
          <table:table-cell office:value-type="string">
            <text:p>&lt;== Why is this faster?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1455">
            <text:p>1455</text:p>
          </table:table-cell>
          <table:table-cell office:value-type="string">
            <text:p>~ 0.38 sec</text:p>
          </table:table-cell>
          <table:table-cell office:value-type="string">
            <text:p>~ 0.33 sec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5" office:value-type="string" table:number-columns-spanned="6" table:number-rows-spanned="1">
            <text:p>Query all PathRecords</text:p>
          </table:table-cell>
          <table:covered-table-cell table:number-columns-repeated="5"/>
        </table:table-row>
        <table:table-row table:style-name="ro1">
          <table:table-cell table:style-name="ce5" office:value-type="string">
            <text:p>Num nodes</text:p>
          </table:table-cell>
          <table:table-cell table:style-name="ce5" office:value-type="string">
            <text:p>Num Records</text:p>
          </table:table-cell>
          <table:table-cell table:style-name="ce5" office:value-type="string">
            <text:p>256 byte RMPP</text:p>
          </table:table-cell>
          <table:table-cell table:style-name="ce5" office:value-type="string">
            <text:p>RMDA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96575">
            <text:p>2096575</text:p>
          </table:table-cell>
          <table:table-cell office:value-type="string">
            <text:p>~15 sec</text:p>
          </table:table-cell>
          <table:table-cell office:value-type="string">
            <text:p>~10 sec</text:p>
          </table:table-cell>
          <table:table-cell office:value-type="string">
            <text:p>Note</text:p>
          </table:table-cell>
          <table:table-cell/>
        </table:table-row>
        <table:table-row table:style-name="ro1">
          <table:table-cell office:value-type="string">
            <text:p>It was very hard to get data for this. <text:s/>This number of records just seemed too difficult for OpenSM to resolve.</text:p>
          </table:table-cell>
          <table:table-cell table:number-columns-repeated="5"/>
        </table:table-row>
        <table:table-row table:style-name="ro1">
          <table:table-cell office:value-type="string">
            <text:p>This was true with RDMA or RMPP</text:p>
          </table:table-cell>
          <table:table-cell table:number-columns-repeated="5"/>
        </table:table-row>
      </table:table>
      <table:table table:name="Caching World" table:style-name="ta1" table:print="false">
        <table:table-column table:style-name="co11" table:default-cell-style-name="Default"/>
        <table:table-column table:style-name="co8" table:default-cell-style-name="ce8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2">
          <table:table-cell table:style-name="ce6" office:value-type="string">
            <text:p>Caching “world” calculations</text:p>
          </table:table-cell>
          <table:table-cell table:style-name="ce7" office:value-type="string">
            <text:p>NOTE: IB Nodes == switches + HCA'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>
            <text:p>Small system (8 IB Nodes)</text:p>
          </table:table-cell>
          <table:table-cell table:number-columns-repeated="8"/>
        </table:table-row>
        <table:table-row table:style-name="ro1">
          <table:table-cell table:style-name="ce5" office:value-type="string">
            <text:p>Number of Paths</text:p>
          </table:table-cell>
          <table:table-cell table:style-name="ce9" office:value-type="float" office:value="64">
            <text:p>64</text:p>
          </table:table-cell>
          <table:table-cell table:style-name="ce11" office:value-type="string">
            <text:p>seconds/path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10" office:value-type="string">
            <text:p>Seconds</text:p>
          </table:table-cell>
          <table:table-cell table:style-name="ce11"/>
          <table:table-cell table:number-columns-repeated="6"/>
        </table:table-row>
        <table:table-row table:style-name="ro1">
          <table:table-cell office:value-type="string">
            <text:p>“Calculate world”</text:p>
          </table:table-cell>
          <table:table-cell office:value-type="float" office:value="0.000197">
            <text:p>1.97E-004</text:p>
          </table:table-cell>
          <table:table-cell table:style-name="ce8" table:formula="of:=[.B6]/[.B4]" office:value-type="float" office:value="0.000003078125">
            <text:p>3.08E-006</text:p>
          </table:table-cell>
          <table:table-cell table:number-columns-repeated="6"/>
        </table:table-row>
        <table:table-row table:style-name="ro1">
          <table:table-cell office:value-type="string">
            <text:p>saquery before cache</text:p>
          </table:table-cell>
          <table:table-cell office:value-type="float" office:value="0.011">
            <text:p>1.10E-002</text:p>
          </table:table-cell>
          <table:table-cell table:number-columns-repeated="7"/>
        </table:table-row>
        <table:table-row table:style-name="ro1">
          <table:table-cell office:value-type="string">
            <text:p>saquery after cache</text:p>
          </table:table-cell>
          <table:table-cell office:value-type="float" office:value="0.006">
            <text:p>6.00E-003</text:p>
          </table:table-cell>
          <table:table-cell table:style-name="ce8" table:formula="of:=[.B8]/[.B4]" office:value-type="float" office:value="0.00009375">
            <text:p>9.38E-005</text:p>
          </table:table-cell>
          <table:table-cell table:number-columns-repeated="6"/>
        </table:table-row>
        <table:table-row table:style-name="ro1">
          <table:table-cell office:value-type="string">
            <text:p>saquery after cache (w/ RDMA)</text:p>
          </table:table-cell>
          <table:table-cell office:value-type="float" office:value="0.04">
            <text:p>4.00E-002</text:p>
          </table:table-cell>
          <table:table-cell table:style-name="ce8" table:formula="of:=[.B9]/[.B4]" office:value-type="float" office:value="0.000625">
            <text:p>6.25E-00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5" office:value-type="string">
            <text:p>NOTE: For calculating the world the seconds/path are about equal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>
            <text:p>Large system (1096 IB Nodes)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5" office:value-type="string">
            <text:p>Number of Paths</text:p>
          </table:table-cell>
          <table:table-cell table:style-name="Default" office:value-type="float" office:value="1181022">
            <text:p>1181022</text:p>
          </table:table-cell>
          <table:table-cell table:style-name="ce11" office:value-type="string">
            <text:p>seconds/path</text:p>
          </table:table-cell>
          <table:table-cell/>
          <table:table-cell table:style-name="ce5" office:value-type="string">
            <text:p>Extrapolating Path Record Calculation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table:style-name="ce5"/>
          <table:table-cell table:style-name="ce10" office:value-type="string">
            <text:p>Seconds</text:p>
          </table:table-cell>
          <table:table-cell table:style-name="ce11"/>
          <table:table-cell/>
          <table:table-cell table:style-name="ce5"/>
          <table:table-cell table:style-name="ce5" office:value-type="string">
            <text:p>40,000 node cluster</text:p>
          </table:table-cell>
          <table:table-cell table:style-name="ce5" office:value-type="string">
            <text:p>100,000 node cluster</text:p>
          </table:table-cell>
          <table:table-cell table:number-columns-repeated="2"/>
        </table:table-row>
        <table:table-row table:style-name="ro1">
          <table:table-cell office:value-type="string">
            <text:p>“Calculate world”</text:p>
          </table:table-cell>
          <table:table-cell office:value-type="float" office:value="3.929288">
            <text:p>3.93E+000</text:p>
          </table:table-cell>
          <table:table-cell table:style-name="ce8" table:formula="of:=[.B16]/[.B14]" office:value-type="float" office:value="0.00000332702354401527">
            <text:p>3.33E-006</text:p>
          </table:table-cell>
          <table:table-cell/>
          <table:table-cell office:value-type="string">
            <text:p>Nodes</text:p>
          </table:table-cell>
          <table:table-cell office:value-type="float" office:value="40000">
            <text:p>40000</text:p>
          </table:table-cell>
          <table:table-cell office:value-type="float" office:value="100000">
            <text:p>100000</text:p>
          </table:table-cell>
          <table:table-cell table:number-columns-repeated="2"/>
        </table:table-row>
        <table:table-row table:style-name="ro1">
          <table:table-cell office:value-type="string">
            <text:p>saquery before cache</text:p>
          </table:table-cell>
          <table:table-cell office:value-type="float" office:value="4.057931">
            <text:p>4.06E+000</text:p>
          </table:table-cell>
          <table:table-cell table:number-columns-repeated="2"/>
          <table:table-cell office:value-type="string">
            <text:p>Paths</text:p>
          </table:table-cell>
          <table:table-cell table:formula="of:=[.F16]*[.F16]" office:value-type="float" office:value="1600000000">
            <text:p>1600000000</text:p>
          </table:table-cell>
          <table:table-cell table:formula="of:=[.G16]*[.G16]" office:value-type="float" office:value="10000000000">
            <text:p>10000000000</text:p>
          </table:table-cell>
          <table:table-cell table:number-columns-repeated="2"/>
        </table:table-row>
        <table:table-row table:style-name="ro1">
          <table:table-cell office:value-type="string">
            <text:p>saquery after cache</text:p>
          </table:table-cell>
          <table:table-cell office:value-type="float" office:value="1.599798">
            <text:p>1.60E+000</text:p>
          </table:table-cell>
          <table:table-cell table:style-name="ce8" table:formula="of:=[.B18]/[.B14]" office:value-type="float" office:value="0.00000135458780615433">
            <text:p>1.35E-006</text:p>
          </table:table-cell>
          <table:table-cell/>
          <table:table-cell office:value-type="string">
            <text:p>Seconds for world</text:p>
          </table:table-cell>
          <table:table-cell table:formula="of:=[.C16]*[.F17]" office:value-type="float" office:value="5323.23767042443">
            <text:p>5323.24</text:p>
          </table:table-cell>
          <table:table-cell table:formula="of:=[.G17]*[.C16]" office:value-type="float" office:value="33270.2354401527">
            <text:p>33270.24</text:p>
          </table:table-cell>
          <table:table-cell table:number-columns-repeated="2"/>
        </table:table-row>
        <table:table-row table:style-name="ro1">
          <table:table-cell office:value-type="string">
            <text:p>saquery after cache (w/ RDMA)</text:p>
          </table:table-cell>
          <table:table-cell office:value-type="float" office:value="0.120697">
            <text:p>1.21E-001</text:p>
          </table:table-cell>
          <table:table-cell table:style-name="ce8" table:formula="of:=[.B19]/[.B14]" office:value-type="float" office:value="0.000000102197080156">
            <text:p>1.02E-007</text:p>
          </table:table-cell>
          <table:table-cell/>
          <table:table-cell office:value-type="string">
            <text:p>Min for world</text:p>
          </table:table-cell>
          <table:table-cell table:formula="of:=[.F18]/60" office:value-type="float" office:value="88.7206278404072">
            <text:p>88.72</text:p>
          </table:table-cell>
          <table:table-cell table:formula="of:=[.G18]/60" office:value-type="float" office:value="554.503924002545">
            <text:p>554.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/>
          <table:table-cell/>
          <table:table-cell table:style-name="ce12" office:value-type="string">
            <text:p>Hours for world</text:p>
          </table:table-cell>
          <table:table-cell table:style-name="ce12" table:formula="of:=[.F19]/60" office:value-type="float" office:value="1.47867713067345">
            <text:p>1.48</text:p>
          </table:table-cell>
          <table:table-cell table:style-name="ce12" table:formula="of:=[.G19]/60" office:value-type="float" office:value="9.24173206670908">
            <text:p>9.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/>
          <table:table-cell/>
          <table:table-cell office:value-type="string">
            <text:p>Size of PR info (@64bytes each) (GB)</text:p>
          </table:table-cell>
          <table:table-cell table:formula="of:=[.F17]*64/(1024*1024*1024)" office:value-type="float" office:value="95.367431640625">
            <text:p>95.37</text:p>
          </table:table-cell>
          <table:table-cell table:formula="of:=[.G17]*64/(1024*1024*1024)" office:value-type="float" office:value="596.046447753906">
            <text:p>596.0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/>
          <table:table-cell/>
          <table:table-cell office:value-type="string">
            <text:p>Size of PR info ½ (@64bytes each) (MB)</text:p>
          </table:table-cell>
          <table:table-cell table:formula="of:=[.F16]*64/(1024*1024)" office:value-type="float" office:value="2.44140625">
            <text:p>2.44</text:p>
          </table:table-cell>
          <table:table-cell table:formula="of:=[.G16]*64/(1024*1024)" office:value-type="float" office:value="6.103515625">
            <text:p>6.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/>
          <table:table-cell table:number-columns-repeated="6"/>
        </table:table-row>
        <table:table-row table:style-name="ro1">
          <table:table-cell table:number-columns-repeated="4"/>
          <table:table-cell table:style-name="ce5" office:value-type="string">
            <text:p>However, this is only 40000 PR for every nodes ½ world.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5" office:value-type="string">
            <text:p>Extrapolating using a RDMA xfer that is only ½ world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5"/>
          <table:table-cell table:style-name="ce5" office:value-type="string">
            <text:p>Seconds</text:p>
          </table:table-cell>
          <table:table-cell table:number-columns-repeated="3"/>
        </table:table-row>
        <table:table-row table:style-name="ro1">
          <table:table-cell table:style-name="ce5" office:value-type="string">
            <text:p>In ~2.0 seconds I can distribute all 1M precalculated PR's to 69 hosts using RDMA.</text:p>
          </table:table-cell>
          <table:table-cell table:number-columns-repeated="3"/>
          <table:table-cell office:value-type="string">
            <text:p>time to xfer ½ world RDMA</text:p>
          </table:table-cell>
          <table:table-cell table:style-name="ce8" table:formula="of:=[.F16]*[.C19]" office:value-type="float" office:value="0.00408788320624002">
            <text:p>4.09E-003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>
            <text:p>If <text:a xlink:href="slot:">sent </text:a>linearly RDMA to every node</text:p>
          </table:table-cell>
          <table:table-cell table:formula="of:=[.F29]*[.F16]" office:value-type="float" office:value="163.515328249601">
            <text:p>163.52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time pdsh -f200 -w ehyperion[576-577,686-692,694-695,698-719],ehyperion-dit[1-24,26,28-36],ehyperion-hdp[1-22] "/home/weiny2/root/sbin/saquery -C mlx4_0 -P 1 -t 5000 --rdma_size_mb 100 --sa_qp 2228300 pr &gt; /dev/null"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That hostlist comes out to 89 hosts.</text:p>
          </table:table-cell>
          <table:table-cell office:value-type="string">
            <text:p>~20 of which had their port 1 down...</text:p>
          </table:table-cell>
          <table:table-cell table:number-columns-repeated="7"/>
        </table:table-row>
        <table:table-row table:style-name="ro1" table:number-rows-repeated="6549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T PR world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Multi-threaded PR wold calculations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Hyperion</text:p>
          </table:table-cell>
          <table:table-cell table:number-columns-repeated="3"/>
        </table:table-row>
        <table:table-row table:style-name="ro1">
          <table:table-cell office:value-type="string">
            <text:p>Number of PR</text:p>
          </table:table-cell>
          <table:table-cell office:value-type="float" office:value="1167906">
            <text:p>116790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“stock single thread”</text:p>
          </table:table-cell>
          <table:table-cell office:value-type="string">
            <text:p>“single threaded”</text:p>
          </table:table-cell>
          <table:table-cell office:value-type="string">
            <text:p>16 threads</text:p>
          </table:table-cell>
        </table:table-row>
        <table:table-row table:style-name="ro1">
          <table:table-cell office:value-type="string">
            <text:p>Calculate world took </text:p>
          </table:table-cell>
          <table:table-cell/>
          <table:table-cell office:value-type="float" office:value="3.91">
            <text:p>3.91</text:p>
          </table:table-cell>
          <table:table-cell office:value-type="float" office:value="20.387475">
            <text:p>20.39</text:p>
          </table:table-cell>
        </table:table-row>
        <table:table-row table:style-name="ro1">
          <table:table-cell office:value-type="string">
            <text:p>total SA query time</text:p>
          </table:table-cell>
          <table:table-cell office:value-type="float" office:value="5.342226">
            <text:p>5.34</text:p>
          </table:table-cell>
          <table:table-cell office:value-type="float" office:value="7.518">
            <text:p>7.52</text:p>
          </table:table-cell>
          <table:table-cell office:value-type="float" office:value="20.38776">
            <text:p>20.3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Note: 0 records returned????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4">
          <table:table-cell office:value-type="string">
            <text:p>So this experiment <text:span text:style-name="T1">failed</text:span>. <text:s/>MT of the calculation seems to cause more overhead than just walking the paths directly.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4" number:min-integer-digits="1" number:min-exponent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7">09/27/2012</text:date>, <text:time>10:3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14T18:06:09</meta:creation-date>
    <dc:date>2012-09-27T10:38:30</dc:date>
    <meta:editing-duration>PT12H58M53S</meta:editing-duration>
    <meta:editing-cycles>27</meta:editing-cycles>
    <meta:generator>OpenOffice.org/3.2$Unix OpenOffice.org_project/320m19$Build-9505</meta:generator>
    <meta:document-statistic meta:table-count="4" meta:cell-count="14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4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7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17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168cm" svg:height="7.018cm" xlink:href=".." chart:class="chart:line" chart:style-name="ch1">
        <chart:title svg:x="6.353cm" svg:y="0.141cm" chart:style-name="ch2">
          <text:p>RDMA vs RMPP to 800000 Records</text:p>
        </chart:title>
        <chart:legend chart:legend-position="end" svg:x="17.025cm" svg:y="3.04cm" chart:style-name="ch3"/>
        <chart:plot-area chart:style-name="ch4" table:cell-range-address="'2 node system.'.A4:'2 node system.'.C10" chart:data-source-has-labels="both" svg:x="0.605cm" svg:y="0.784cm" svg:width="16.018cm" svg:height="6.015cm">
          <chart:axis chart:dimension="x" chart:name="primary-x" chart:style-name="ch5">
            <chart:title svg:x="7.497cm" svg:y="6.367cm" chart:style-name="ch6">
              <text:p>Number of Records</text:p>
            </chart:title>
            <chart:categories table:cell-range-address="'2 node system.'.A5:'2 node system.'.A10"/>
          </chart:axis>
          <chart:axis chart:dimension="y" chart:name="primary-y" chart:style-name="ch7">
            <chart:title svg:x="0.404cm" svg:y="4.14cm" chart:style-name="ch8">
              <text:p>Seconds</text:p>
            </chart:title>
            <chart:grid chart:style-name="ch9" chart:class="major"/>
          </chart:axis>
          <chart:series chart:style-name="ch10" chart:values-cell-range-address="'2 node system.'.B5:'2 node system.'.B10" chart:label-cell-address="'2 node system.'.B4:'2 node system.'.B4" chart:class="chart:line">
            <chart:data-point chart:repeated="6"/>
          </chart:series>
          <chart:series chart:style-name="ch11" chart:values-cell-range-address="'2 node system.'.C5:'2 node system.'.C10" chart:label-cell-address="'2 node system.'.C4:'2 node system.'.C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2 node system.'.B4:'2 node system.'.B4">256 byte RMPP</text:p>
              </table:table-cell>
              <table:table-cell office:value-type="string">
                <text:p text:id="'2 node system.'.C4:'2 node system.'.C4">RDMA</text:p>
              </table:table-cell>
            </table:table-row>
          </table:table-header-rows>
          <table:table-rows>
            <table:table-row>
              <table:table-cell office:value-type="string">
                <text:p text:id="'2 node system.'.A5:'2 node system.'.A10">8</text:p>
              </table:table-cell>
              <table:table-cell office:value-type="float" office:value="0.000376">
                <text:p text:id="'2 node system.'.B5:'2 node system.'.B10">0.000376</text:p>
              </table:table-cell>
              <table:table-cell office:value-type="float" office:value="0.160455">
                <text:p text:id="'2 node system.'.C5:'2 node system.'.C10">0.1604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628">
                <text:p>0.000628</text:p>
              </table:table-cell>
              <table:table-cell office:value-type="float" office:value="0.159385">
                <text:p>0.15938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4318">
                <text:p>0.004318</text:p>
              </table:table-cell>
              <table:table-cell office:value-type="float" office:value="0.159705">
                <text:p>0.159705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0.041272">
                <text:p>0.041272</text:p>
              </table:table-cell>
              <table:table-cell office:value-type="float" office:value="0.195063">
                <text:p>0.195063</text:p>
              </table:table-cell>
            </table:table-row>
            <table:table-row>
              <table:table-cell office:value-type="string">
                <text:p>80000</text:p>
              </table:table-cell>
              <table:table-cell office:value-type="float" office:value="0.403682">
                <text:p>0.40368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800000</text:p>
              </table:table-cell>
              <table:table-cell office:value-type="float" office:value="15.99">
                <text:p>15.99</text:p>
              </table:table-cell>
              <table:table-cell office:value-type="float" office:value="3.28">
                <text:p>3.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4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7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17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44cm" svg:height="7.019cm" xlink:href=".." chart:class="chart:line" chart:style-name="ch1">
        <chart:title svg:x="5.223cm" svg:y="0.141cm" chart:style-name="ch2">
          <text:p>RDMA vs RMPP to 80000 Records</text:p>
        </chart:title>
        <chart:legend chart:legend-position="end" svg:x="14.552cm" svg:y="3.04cm" chart:style-name="ch3"/>
        <chart:plot-area chart:style-name="ch4" table:cell-range-address="'2 node system.'.A4:'2 node system.'.C9" chart:data-source-has-labels="both" svg:x="0.503cm" svg:y="0.784cm" svg:width="13.698cm" svg:height="6.016cm">
          <chart:axis chart:dimension="x" chart:name="primary-x" chart:style-name="ch5">
            <chart:title svg:x="6.235cm" svg:y="6.368cm" chart:style-name="ch6">
              <text:p>Number of Records</text:p>
            </chart:title>
            <chart:categories table:cell-range-address="'2 node system.'.A5:'2 node system.'.A9"/>
          </chart:axis>
          <chart:axis chart:dimension="y" chart:name="primary-y" chart:style-name="ch7">
            <chart:title svg:x="0.353cm" svg:y="4.141cm" chart:style-name="ch8">
              <text:p>Seconds</text:p>
            </chart:title>
            <chart:grid chart:style-name="ch9" chart:class="major"/>
          </chart:axis>
          <chart:series chart:style-name="ch10" chart:values-cell-range-address="'2 node system.'.B5:'2 node system.'.B9" chart:label-cell-address="'2 node system.'.B4:'2 node system.'.B4" chart:class="chart:line">
            <chart:data-point chart:repeated="5"/>
          </chart:series>
          <chart:series chart:style-name="ch11" chart:values-cell-range-address="'2 node system.'.C5:'2 node system.'.C9" chart:label-cell-address="'2 node system.'.C4:'2 node system.'.C4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2 node system.'.B4:'2 node system.'.B4">256 byte RMPP</text:p>
              </table:table-cell>
              <table:table-cell office:value-type="string">
                <text:p text:id="'2 node system.'.C4:'2 node system.'.C4">RDMA</text:p>
              </table:table-cell>
            </table:table-row>
          </table:table-header-rows>
          <table:table-rows>
            <table:table-row>
              <table:table-cell office:value-type="string">
                <text:p text:id="'2 node system.'.A5:'2 node system.'.A9">8</text:p>
              </table:table-cell>
              <table:table-cell office:value-type="float" office:value="0.000376">
                <text:p text:id="'2 node system.'.B5:'2 node system.'.B9">0.000376</text:p>
              </table:table-cell>
              <table:table-cell office:value-type="float" office:value="0.160455">
                <text:p text:id="'2 node system.'.C5:'2 node system.'.C9">0.1604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628">
                <text:p>0.000628</text:p>
              </table:table-cell>
              <table:table-cell office:value-type="float" office:value="0.159385">
                <text:p>0.15938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4318">
                <text:p>0.004318</text:p>
              </table:table-cell>
              <table:table-cell office:value-type="float" office:value="0.159705">
                <text:p>0.159705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0.041272">
                <text:p>0.041272</text:p>
              </table:table-cell>
              <table:table-cell office:value-type="float" office:value="0.195063">
                <text:p>0.195063</text:p>
              </table:table-cell>
            </table:table-row>
            <table:table-row>
              <table:table-cell office:value-type="string">
                <text:p>80000</text:p>
              </table:table-cell>
              <table:table-cell office:value-type="float" office:value="0.403682">
                <text:p>0.403682</text:p>
              </table:table-cell>
              <table:table-cell office:value-type="float" office:value="0.17">
                <text:p>0.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